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262F1D33BBD591F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686cm" svg:x="1.157cm" svg:y="9.65cm">
          <draw:image xlink:href="Pictures/1000000000000500000002D0262F1D33BBD591FF.jpg" xlink:type="simple" xlink:show="embed" xlink:actuate="onLoad">
            <text:p/>
          </draw:image>
        </draw:frame>
        <draw:frame draw:style-name="gr1" draw:text-style-name="P1" draw:layer="layout" svg:width="1.27cm" svg:height="1.02cm" svg:x="0cm" svg:y="0cm">
          <draw:image xlink:href="Pictures/1000000000000500000002D0262F1D33BBD591FF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27cm" fo:page-height="1.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08:52:52.882000000</meta:creation-date>
    <dc:date>2019-01-22T08:56:01.253000000</dc:date>
    <meta:editing-duration>PT3M15S</meta:editing-duration>
    <meta:editing-cycles>1</meta:editing-cycles>
    <meta:document-statistic meta:object-count="2"/>
    <meta:generator>LibreOffice/6.0.5.2$Windows_X86_64 LibreOffice_project/54c8cbb85f300ac59db32fe8a675ff7683cd5a16</meta:generator>
  </office:meta>
</office:document-meta>
</file>